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94D367152735EC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e181e" officeooo:rsid="001c58bd" officeooo:paragraph-rsid="001c58bd"/>
    </style:style>
    <style:style style:name="P2" style:family="paragraph" style:parent-style-name="Standard">
      <style:paragraph-properties fo:text-align="center" style:justify-single-word="false"/>
      <style:text-properties fo:color="#ce181e" fo:font-size="26pt" officeooo:rsid="001c58bd" officeooo:paragraph-rsid="001c58bd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121cm, 10.86cm, 3.06cm, 10.8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0.979cm" svg:y="5.001cm" svg:width="14.838cm" svg:height="11.458cm" draw:z-index="0"><draw:image xlink:href="Pictures/10000201000005560000030094D367152735ECBC.png" xlink:type="simple" xlink:show="embed" xlink:actuate="onLoad" loext:mime-type="image/png"/></draw:frame>POO</text:p>
      <text:p text:style-name="P1"/>
      <text:p text:style-name="P1">Diagramme des 7 ex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5:00:12.205247938</meta:creation-date>
    <dc:date>2019-01-07T15:03:43.507011270</dc:date>
    <meta:editing-duration>PT3M32S</meta:editing-duration>
    <meta:editing-cycles>1</meta:editing-cycles>
    <meta:document-statistic meta:table-count="0" meta:image-count="1" meta:object-count="0" meta:page-count="1" meta:paragraph-count="2" meta:word-count="5" meta:character-count="23" meta:non-whitespace-character-count="20"/>
    <meta:generator>LibreOffice/6.1.2.1$Linux_X86_64 LibreOffice_project/10$Build-1</meta:generator>
  </office:meta>
</office:document-meta>
</file>